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0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GUIRRE AMASIFUEN KARIN ROS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5008042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078646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GUIRRE AMASIFUEN KARIN ROS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500804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389810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HUAMAN QUISPE, GUILLERMINA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7337264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2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.3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35</text:p>
            <text:p text:style-name="P6"/>
          </table:table-cell>
        </table:table-row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3.88</text:p>
          </table:table-cell>
          <table:table-cell table:style-name="Tableau1.A2" office:value-type="string">
            <text:p text:style-name="P7">80</text:p>
          </table:table-cell>
          <table:table-cell table:style-name="Tableau1.D2" office:value-type="string">
            <text:p text:style-name="P8">310.4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45.4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0/11/2021</text:p>
          </table:table-cell>
          <table:table-cell table:style-name="Tabla2.A3" office:value-type="string">
            <text:p text:style-name="P22">97460</text:p>
          </table:table-cell>
          <table:table-cell table:style-name="Tabla2.D3" office:value-type="string">
            <text:p text:style-name="P23">7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8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0T22:20:4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